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map style:condition="cell-content()=&quot;Not started&quot;" style:apply-style-name="Untitled1" style:base-cell-address="Sheet1.C1"/>
      <style:map style:condition="cell-content()=&quot;Revisit&quot;" style:apply-style-name="Untitled2" style:base-cell-address="Sheet1.C1"/>
      <style:map style:condition="cell-content()=&quot;Check&quot;" style:apply-style-name="Untitled3" style:base-cell-address="Sheet1.C1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row table:style-name="ro3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World Food Facts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Run with internet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Regiment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Alcohol Consump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US Crime Rat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Auto MPG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Fictitious Name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Housing Market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US Baby Nam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Wind Stat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Online_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8 – Creating Series &amp; DFs</text:p>
          </table:table-cell>
          <table:table-cell office:value-type="string">
            <text:p>Pokem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Apple Stock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Getting Financial Data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Investor Flow of Funds US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Iri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Wine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11 – Indexing</text:p>
          </table:table-cell>
          <table:table-cell office:value-type="string">
            <text:p>Example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3" table:number-rows-repeated="104854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able-cell-properties fo:background-color="#6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11/22/2020</text:date>, <text:time>22:3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22T22:37:06.79</dc:date>
    <dc:creator>Andrew Block</dc:creator>
    <meta:editing-duration>P4DT57M53S</meta:editing-duration>
    <meta:editing-cycles>16</meta:editing-cycles>
    <meta:document-statistic meta:table-count="3" meta:cell-count="102" meta:object-count="0"/>
  </office:meta>
</office:document-meta>
</file>